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970000032A6D5EAC5545E108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84cm" fo:min-width="4.5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5.678cm" svg:x="1.096cm" svg:y="2.718cm">
          <draw:image xlink:href="Pictures/10000000000005970000032A6D5EAC5545E10828.png" xlink:type="simple" xlink:show="embed" xlink:actuate="onLoad">
            <text:p/>
          </draw:image>
        </draw:frame>
        <draw:custom-shape draw:style-name="gr2" draw:text-style-name="P1" draw:layer="layout" svg:width="5.2cm" svg:height="1.7cm" svg:x="16.1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cm" svg:height="1.7cm" svg:x="8.7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cm" svg:height="1.7cm" svg:x="1.2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0.502cm" svg:height="1.204cm" svg:x="3.9cm" svg:y="2cm">
          <draw:text-box>
            <text:p/>
          </draw:text-box>
        </draw:frame>
        <draw:frame draw:style-name="gr4" draw:layer="layout" svg:width="4.3cm" svg:height="1.8cm" svg:x="1.8cm" svg:y="13.7cm">
          <draw:text-box>
            <text:p>Pages HTML</text:p>
          </draw:text-box>
        </draw:frame>
        <draw:frame draw:style-name="gr5" draw:layer="layout" svg:width="4.2cm" svg:height="1.673cm" svg:x="9.5cm" svg:y="13.7cm">
          <draw:text-box>
            <text:p>Pages JSP</text:p>
          </draw:text-box>
        </draw:frame>
        <draw:frame draw:style-name="gr6" draw:layer="layout" svg:width="2.7cm" svg:height="1.1cm" svg:x="17.8cm" svg:y="13.7cm">
          <draw:text-box>
            <text:p>EJB</text:p>
          </draw:text-box>
        </draw:frame>
        <draw:frame draw:style-name="gr7" draw:text-style-name="P2" draw:layer="layout" svg:width="2.1cm" svg:height="0.645cm" svg:x="13.7cm" svg:y="7.9cm">
          <draw:text-box>
            <text:p text:style-name="P2"><text:span text:style-name="T1">Requête</text:span></text:p>
          </draw:text-box>
        </draw:frame>
        <draw:frame draw:style-name="gr7" draw:text-style-name="P2" draw:layer="layout" svg:width="2cm" svg:height="0.645cm" svg:x="13.8cm" svg:y="10.3cm">
          <draw:text-box>
            <text:p text:style-name="P2"><text:span text:style-name="T1">Réponse</text:span></text:p>
          </draw:text-box>
        </draw:frame>
        <draw:frame draw:style-name="gr7" draw:text-style-name="P2" draw:layer="layout" svg:width="2.1cm" svg:height="0.645cm" svg:x="21.1cm" svg:y="7.7cm">
          <draw:text-box>
            <text:p text:style-name="P2"><text:span text:style-name="T1">Requête</text:span></text:p>
          </draw:text-box>
        </draw:frame>
        <draw:frame draw:style-name="gr7" draw:text-style-name="P2" draw:layer="layout" svg:width="2cm" svg:height="0.645cm" svg:x="21.3cm" svg:y="10.255cm">
          <draw:text-box>
            <text:p text:style-name="P2"><text:span text:style-name="T1">Réponse</text:span></text:p>
          </draw:text-box>
        </draw:frame>
        <draw:line draw:style-name="gr8" draw:text-style-name="P1" draw:layer="layout" svg:x1="13.5cm" svg:y1="8.7cm" svg:x2="15.9cm" svg:y2="8.7cm">
          <text:p/>
        </draw:line>
        <draw:line draw:style-name="gr8" draw:text-style-name="P1" draw:layer="layout" svg:x1="16cm" svg:y1="10.1cm" svg:x2="13.5cm" svg:y2="10.1cm">
          <text:p/>
        </draw:line>
        <draw:line draw:style-name="gr8" draw:text-style-name="P1" draw:layer="layout" svg:x1="20.8cm" svg:y1="8.6cm" svg:x2="23.5cm" svg:y2="8.6cm">
          <text:p/>
        </draw:line>
        <draw:line draw:style-name="gr8" draw:text-style-name="P1" draw:layer="layout" svg:x1="23.5cm" svg:y1="9.9cm" svg:x2="20.8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0-05T23:09:05.693000000</meta:creation-date>
    <dc:date>2016-10-06T09:07:58.81</dc:date>
    <meta:editing-duration>PT5M36S</meta:editing-duration>
    <meta:editing-cycles>2</meta:editing-cycles>
    <meta:generator>OpenOffice/4.1.2$Win32 OpenOffice.org_project/412m3$Build-9782</meta:generator>
    <meta:document-statistic meta:object-count="16"/>
  </office:meta>
</office:document-meta>
</file>